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2pt" officeooo:rsid="00102fe0" officeooo:paragraph-rsid="00102fe0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2pt" officeooo:rsid="00102fe0" officeooo:paragraph-rsid="00102fe0" style:font-size-asian="12pt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officeooo:rsid="00102fe0" officeooo:paragraph-rsid="001194d4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2pt" officeooo:rsid="00102fe0" officeooo:paragraph-rsid="001742f3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officeooo:rsid="00102fe0" officeooo:paragraph-rsid="00192b82" style:font-size-asian="12pt" style:font-size-complex="12pt"/>
    </style:style>
    <style:style style:name="T1" style:family="text">
      <style:text-properties officeooo:rsid="001194d4"/>
    </style:style>
    <style:style style:name="T2" style:family="text">
      <style:text-properties officeooo:rsid="00139b28"/>
    </style:style>
    <style:style style:name="T3" style:family="text">
      <style:text-properties officeooo:rsid="001854a6"/>
    </style:style>
    <style:style style:name="T4" style:family="text">
      <style:text-properties officeooo:rsid="00186146"/>
    </style:style>
    <style:style style:name="T5" style:family="text">
      <style:text-properties officeooo:rsid="00192b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– Calabouço da Morte</text:p>
      <text:p text:style-name="P1">Trabalho Prático 2015/2</text:p>
      <text:p text:style-name="P1">Algoritimos e Estruturas de Dados – Universidade Federal de Minas Gerais</text:p>
      <text:p text:style-name="P1">Professores: Pedro Olmo e Italo Cunha</text:p>
      <text:p text:style-name="P1"/>
      <text:p text:style-name="P1">Tatiana Santos Camelo de Araujo – 2015086298</text:p>
      <text:p text:style-name="P1"/>
      <text:p text:style-name="P1"/>
      <text:p text:style-name="P2"><text:tab/><text:tab/>1. Manual de Uso</text:p>
      <text:p text:style-name="P2"/>
      <text:p text:style-name="P3"><text:tab/>O jogo é formado por 3 niveis de diferentes dificuldades. O jogador deve se movimentar até a saída da sala, no lado oposto ao que ele começa, usando como direcionais as teclas W, A, S, D. Caso o jogador encoste no inimigo, isso o leva a perder o jogo. <text:span text:style-name="T1">Se for o caso, é possível voltar para a sala anterior, passando pela porta</text:span>. <text:span text:style-name="T1">Há, também, como salvar o jogo. Para sair do jogo, apenas aperte ESC.</text:span></text:p>
      <text:p text:style-name="P3"/>
      <text:p text:style-name="P3"><text:tab/>Ao iniciar o jogo, o jogador, <text:span text:style-name="T4">Link,</text:span> entra na primeira sala, com apenas um inimigo, <text:span text:style-name="T4">Vaati,</text:span> de movimento simples.</text:p>
      <text:p text:style-name="P2"><text:tab/>Ao passar pela saída, o jogador entra na segunda sala. Nesta sala, são dois inimigos, <text:span text:style-name="T1">o mesmo da primeira sala e Ganondorf, que segue o jogador, dificultando sua chegada à saída.</text:span></text:p>
      <text:p text:style-name="P2"><text:tab/><text:span text:style-name="T1">Na terceira a última sala, o jogador enfrenta os dois inimigos anterior, mais o último inimigo, Shadow Link. Passando desta sala, o jogador vence o jogo.</text:span></text:p>
      <text:p text:style-name="P2"/>
      <text:p text:style-name="P2"/>
      <text:p text:style-name="P2"><text:tab/><text:tab/>2. Detalhes de Implementação</text:p>
      <text:p text:style-name="P2"/>
      <text:p text:style-name="P4"><text:tab/><text:span text:style-name="T2">Primeiramente, há a implementação das bibliotecas necessárias. Foi usada a biblioteca Allegro 5, para as rotinas e ajustes gráficos. Foram feitas as constantes de FPS (frames per second) e tamanho da tela. (Para referência, a parte do código referido neste parágrafo se inicia na linha: 1)</text:span></text:p>
      <text:p text:style-name="P4"><text:tab/><text:span text:style-name="T3">Após isto, há a inicialização das rotinas de Allegro, com timer, display, imagens e controles de teclado. Bitmaps são as imagens relativas aos personagens e ao fundo. Inicializam os eventos do Allegro e especifica-se os controles relativo ao teclado. (91)</text:span></text:p>
      <text:p text:style-name="P4"><text:tab/><text:span text:style-name="T4">As definições dos movimentos dos inimigos são diferentes. Vaati, o primeiro </text:span><text:soft-page-break/><text:span text:style-name="T4">inimigo, apenas mexe horizontalmente e em movimento constante, <text:s/>e assim é determinado até onde na tela ele irá para direita ou esquerda. Ganondorf é o inimigo que segue o jogador, Link. Seu movimento é definido pelo movimento de Link, assim ele ganha coordenadas verticais, se Link estiver acima. Foram implementados os casos em que Link está acima ou abaixo, para a esquerda ou direita de Ganondorf, de forma que ele corrige sua direção para alcançá-lo. (251)</text:span></text:p>
      <text:p text:style-name="P5"><text:tab/><text:span text:style-name="T5">Quando as coordenadas dos inimigos se igualam a do jogador, é declarado que ele perde o jogo. (273)</text:span></text:p>
      <text:p text:style-name="P4"><text:tab/><text:span text:style-name="T5">Há uma barreira no mapa, para que o jogador esteja limitado pelo muro do bitmap do fundo. (300)</text:span></text:p>
      <text:p text:style-name="P4"><text:tab/><text:span text:style-name="T5">Para cada mudança de sala, é necessário redesenhar os bitmaps, e delimitar o número de inimigos para cada sala, sendo Vaati na sala 1, Vaati e Ganondorf a sala 2, e os dois inimigos e Shadow Link na sala 3.(316)</text:span></text:p>
      <text:p text:style-name="P4"><text:tab/><text:span text:style-name="T5">Nas rotinas de finalização, é feito uma frase que avisa que o jogo acabou e se o jogador ganhou ou perdeu. Por último, fecha-se os bitmaps e eventos do Allegro(331)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6:47:52.474000000</meta:creation-date>
    <dc:date>2015-12-17T19:58:21.423738000</dc:date>
    <meta:editing-duration>PT2H1M35S</meta:editing-duration>
    <meta:editing-cycles>8</meta:editing-cycles>
    <meta:generator>LibreOffice/5.0.3.2$MacOSX_X86_64 LibreOffice_project/e5f16313668ac592c1bfb310f4390624e3dbfb75</meta:generator>
    <meta:document-statistic meta:table-count="0" meta:image-count="0" meta:object-count="0" meta:page-count="2" meta:paragraph-count="19" meta:word-count="468" meta:character-count="2757" meta:non-whitespace-character-count="2287"/>
  </office:meta>
</office:document-meta>
</file>